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CB00000032584F685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381cm" draw:marker-end-width="0.381cm" draw:fill="gradient" draw:fill-color="#99ccff" draw:fill-gradient-name="Gradient_20_9" draw:gradient-step-count="256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2.54cm"/>
    </style:style>
    <style:style style:name="gr3" style:family="graphic" style:parent-style-name="standard">
      <style:graphic-properties draw:stroke="none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51cm" svg:stroke-color="#000000" draw:marker-start-width="0.381cm" draw:marker-end-width="0.381cm" draw:fill="none" draw:fill-color="#ffffff" fo:min-height="0.635cm"/>
    </style:style>
    <style:style style:name="gr5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color="#999999" fo:font-size="12pt" fo:font-weight="normal" style:font-size-asian="12pt" style:font-weight-asian="normal" style:font-size-complex="12pt" style:font-weight-complex="normal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2pt" style:font-size-asian="12pt" style:font-size-complex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999999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17cm" svg:height="10.795cm" svg:x="2.705cm" svg:y="2.27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2" draw:text-style-name="P2" draw:layer="layout" svg:width="13.97cm" svg:height="4.655cm" svg:x="2.805cm" svg:y="2.77cm">
          <draw:text-box>
            <text:p><text:span text:style-name="T1"/></text:p>
            <text:p><text:span text:style-name="T1"/></text:p>
            <text:p><text:span text:style-name="T1"/></text:p>
            <text:p><text:span text:style-name="T1">Administration GUI </text:span></text:p>
          </draw:text-box>
        </draw:frame>
        <draw:frame draw:style-name="gr3" draw:text-style-name="P1" draw:layer="layout" svg:width="5.37cm" svg:height="1.322cm" svg:x="3.185cm" svg:y="2.67cm">
          <draw:image xlink:href="Pictures/10000000000000CB00000032584F6856.png" xlink:type="simple" xlink:show="embed" xlink:actuate="onLoad">
            <text:p/>
          </draw:image>
        </draw:frame>
        <draw:frame draw:style-name="gr4" draw:text-style-name="P3" draw:layer="layout" svg:width="13.97cm" svg:height="0.885cm" svg:x="2.805cm" svg:y="12.23cm">
          <draw:text-box>
            <text:p><text:span text:style-name="T2"><text:s/></text:span></text:p>
          </draw:text-box>
        </draw:frame>
        <draw:frame draw:style-name="gr4" draw:text-style-name="P5" draw:layer="layout" svg:width="7.62cm" svg:height="0.885cm" svg:x="8.62cm" svg:y="7.385cm">
          <draw:text-box>
            <text:p text:style-name="P4"><text:span text:style-name="T3"><text:s/></text:span></text:p>
          </draw:text-box>
        </draw:frame>
        <draw:line draw:style-name="gr5" draw:text-style-name="P1" draw:layer="layout" svg:x1="2.905cm" svg:y1="7.35cm" svg:x2="16.24cm" svg:y2="7.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9" draw:display-name="Gradient 9" draw:style="linear" draw:start-color="#ffffff" draw:end-color="#cccccc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Kilås</meta:initial-creator>
    <meta:creation-date>2010-06-01T14:59:14</meta:creation-date>
    <dc:date>2014-02-01T18:38:29</dc:date>
    <dc:creator>Markus Kilås</dc:creator>
    <meta:editing-duration>PT23M52S</meta:editing-duration>
    <meta:editing-cycles>16</meta:editing-cycles>
    <meta:generator>LibreOffice/3.5$Linux_X86_64 LibreOffice_project/350m1$Build-2</meta:generator>
    <meta:document-statistic meta:object-count="6"/>
  </office:meta>
</office:document-meta>
</file>